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 for Sx conjugations with a specific object and marker</text:p>
      <text:p text:style-name="P1">infinitive <text:span text:style-name="T1">=</text:span> <text:span text:style-name="T2">'gonʒ̆k̆u'</text:span>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:"</text:span>)</text:p>
      <text:p text:style-name="P1">all_conjugations <text:span text:style-name="T1">=</text:span> collect_conjugations(infinitive, subjects)</text:p>
      <text:p text:style-name="P1"><text:span text:style-name="T4">print</text:span>(format_conjugations(all_conjugations))</text:p>
      <text:p text:style-name="P2"><text:line-break/></text:p>
      <text:p text:style-name="P4"># In[5]:</text:p>
      <text:p text:style-name="P5"/>
      <text:p text:style-name="P4"># Example usage for Sx conjugations with a specific object and marker</text:p>
      <text:p text:style-name="P1">infinitive <text:span text:style-name="T1">=</text:span> <text:span text:style-name="T2">'oç̌k̆omu'</text:span>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:"</text:span>)</text:p>
      <text:p text:style-name="P1">all_conjugations <text:span text:style-name="T1">=</text:span> collect_conjugations(infinitive, subjects)</text:p>
      <text:p text:style-name="P1"><text:span text:style-name="T4">print</text:span>(format_conjugations(all_conjugations))</text:p>
      <text:p text:style-name="P2"><text:line-break/></text:p>
      <text:p text:style-name="P4"># In[6]:</text:p>
      <text:p text:style-name="P5"/>
      <text:p text:style-name="P4"># Example usage for Sx conjugations with optative:</text:p>
      <text:p text:style-name="P1">infinitive <text:span text:style-name="T1">=</text:span> <text:span text:style-name="T2">'ot̆axu'</text:span></text:p>
      <text:p text:style-name="P1">optative <text:span text:style-name="T1">=</text:span> <text:span text:style-name="T6">False</text:span>  <text:span text:style-name="T8"># Set to True if you want to include optative, otherwise set to False</text:span></text:p>
      <text:p text:style-name="P6"/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:"</text:span>)</text:p>
      <text:p text:style-name="P1">all_conjugations <text:span text:style-name="T1">=</text:span> collect_conjugations_all_subjects_all_objects(infinitive, <text:span text:style-name="T9">applicative</text:span><text:span text:style-name="T1">=</text:span><text:span text:style-name="T6">False</text:span>, <text:span text:style-name="T9">causative</text:span><text:span text:style-name="T1">=</text:span><text:span text:style-name="T6">False</text:span>, <text:span text:style-name="T9">mood</text:span><text:span text:style-name="T1">=</text:span><text:span text:style-name="T2">'optative'</text:span> <text:span text:style-name="T10">if</text:span> optative <text:span text:style-name="T10">else</text:span> <text:span text:style-name="T6">None</text:span>)</text:p>
      <text:p text:style-name="P1"><text:span text:style-name="T4">print</text:span>(format_conjugations(all_conjugations))</text:p>
      <text:p text:style-name="P5"/>
      <text:p text:style-name="P4"># In[69]:</text:p>
      <text:p text:style-name="P5"/>
      <text:p text:style-name="P4"># Example usage for SxOx conjugations</text:p>
      <text:p text:style-name="P1">infinitive <text:span text:style-name="T1">=</text:span> <text:span text:style-name="T2">'ot̆axu'</text:span></text:p>
      <text:p text:style-name="P1">obj <text:span text:style-name="T1">=</text:span> <text:span text:style-name="T2">'O3_Singular'</text:span></text:p>
      <text:p text:style-name="P1">optative <text:span text:style-name="T1">=</text:span> <text:span text:style-name="T6">False</text:span></text:p>
      <text:p text:style-name="P1">object_pronoun <text:span text:style-name="T1">=</text:span> personal_pronouns_general[obj]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:"</text:span>)</text:p>
      <text:p text:style-name="P1">all_conjugations <text:span text:style-name="T1">=</text:span> collect_conjugations(infinitive, subjects, <text:span text:style-name="T9">mood</text:span><text:span text:style-name="T1">=</text:span><text:span text:style-name="T2">'optative'</text:span> <text:span text:style-name="T10">if</text:span> optative <text:span text:style-name="T10">else</text:span> <text:span text:style-name="T6">None</text:span>)</text:p>
      <text:p text:style-name="P1"><text:span text:style-name="T4">print</text:span>(format_conjugations(all_conjugations))</text:p>
      <text:p text:style-name="P5"/>
      <text:p text:style-name="P4"><text:soft-page-break/># In[118]:</text:p>
      <text:p text:style-name="P5"/>
      <text:p text:style-name="P4"># Example usage for Sx conjugations with a specific object and marker</text:p>
      <text:p text:style-name="P1">infinitive <text:span text:style-name="T1">=</text:span> <text:span text:style-name="T2">'ceç̌u'</text:span></text:p>
      <text:p text:style-name="P1">obj <text:span text:style-name="T1">=</text:span> <text:span text:style-name="T2">'O3_Singular'</text:span></text:p>
      <text:p text:style-name="P1">marker <text:span text:style-name="T1">=</text:span> <text:span text:style-name="T2">'applicative'</text:span>  <text:span text:style-name="T8"># Change to 'causative' or 'applicative' or 'both' if needed</text:span></text:p>
      <text:p text:style-name="P1">object_pronoun <text:span text:style-name="T1">=</text:span> personal_pronouns_general[obj]</text:p>
      <text:p text:style-name="P6"/>
      <text:p text:style-name="P4"># Determine the flags for causative and applicative based on the marker value</text:p>
      <text:p text:style-name="P1">is_causative <text:span text:style-name="T1">=</text:span> marker <text:span text:style-name="T6">in</text:span> [<text:span text:style-name="T2">'causative'</text:span>, <text:span text:style-name="T2">'both'</text:span>]</text:p>
      <text:p text:style-name="P1">is_applicative <text:span text:style-name="T1">=</text:span> marker <text:span text:style-name="T6">in</text:span> [<text:span text:style-name="T2">'applicative'</text:span>, <text:span text:style-name="T2">'both'</text:span>]</text:p>
      <text:p text:style-name="P6"/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 and </text:span><text:span text:style-name="T6">{</text:span>marker<text:span text:style-name="T6">}</text:span><text:span text:style-name="T2"> marker:"</text:span>)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is_causative, <text:span text:style-name="T9">applicative</text:span><text:span text:style-name="T1">=</text:span>is_applicative)</text:p>
      <text:p text:style-name="P1"><text:span text:style-name="T4">print</text:span>(format_conjugations(all_conjugations))</text:p>
      <text:p text:style-name="P2"><text:line-break/></text:p>
      <text:p text:style-name="P4"># In[52]:</text:p>
      <text:p text:style-name="P5"/>
      <text:p text:style-name="P4"># Example usage negative IMPERATIVE with no specific object</text:p>
      <text:p text:style-name="P4"># Example usage for negative imperative conjugations</text:p>
      <text:p text:style-name="P4"># Example usage for negative imperative conjugations with parameter filtering</text:p>
      <text:p text:style-name="P1">infinitive <text:span text:style-name="T1">=</text:span> <text:span text:style-name="T2">'obiru'</text:span></text:p>
      <text:p text:style-name="P1">subjects <text:span text:style-name="T1">=</text:span> [<text:span text:style-name="T2">'S2_Singular'</text:span>]  <text:span text:style-name="T8"># Filtering for specific subjects</text:span></text:p>
      <text:p text:style-name="P1">objects <text:span text:style-name="T1">=</text:span> <text:span text:style-name="T6">None</text:span>  <text:span text:style-name="T8"># You can specify objects here if needed</text:span></text:p>
      <text:p text:style-name="P6"/>
      <text:p text:style-name="P4"># Collect conjugations</text:p>
      <text:p text:style-name="P1">all_conjugations <text:span text:style-name="T1">=</text:span> collect_conjugations(infinitive, subjects, <text:span text:style-name="T9">obj</text:span><text:span text:style-name="T1">=</text:span><text:span text:style-name="T6">None</text:span>, <text:span text:style-name="T9">applicative</text:span><text:span text:style-name="T1">=</text:span><text:span text:style-name="T6">False</text:span>, <text:span text:style-name="T9">causative</text:span><text:span text:style-name="T1">=</text:span><text:span text:style-name="T6">False</text:span>, <text:span text:style-name="T9">mood</text:span><text:span text:style-name="T1">=</text:span><text:span text:style-name="T6">None</text:span>)</text:p>
      <text:p text:style-name="P6"/>
      <text:p text:style-name="P4"># Extract and format imperatives</text:p>
      <text:p text:style-name="P1">neg_imperatives <text:span text:style-name="T1">=</text:span> extract_neg_imperatives(all_conjugations, subjects)</text:p>
      <text:p text:style-name="P1">formatted_neg_imperatives <text:span text:style-name="T1">=</text:span> format_neg_imperatives(neg_imperatives)</text:p>
      <text:p text:style-name="P6"/>
      <text:p text:style-name="P4"># Print the formatted imperatives</text:p>
      <text:p text:style-name="P1"><text:span text:style-name="T4">print</text:span>(formatted_neg_imperatives)</text:p>
      <text:p text:style-name="P6"/>
      <text:p text:style-name="P4"># Print the formatted imperatives</text:p>
      <text:p text:style-name="P1"><text:span text:style-name="T10">for</text:span> region, forms <text:span text:style-name="T10">in</text:span> formatted_neg_imperatives.items():</text:p>
      <text:p text:style-name="P3">    <text:span text:style-name="T5">print</text:span><text:span text:style-name="T12">(</text:span><text:span text:style-name="T7">f</text:span><text:span text:style-name="T3">"</text:span><text:span text:style-name="T7">{</text:span><text:span text:style-name="T12">region</text:span><text:span text:style-name="T7">}</text:span><text:span text:style-name="T3">:"</text:span><text:span text:style-name="T12">)</text:span></text:p>
      <text:p text:style-name="P3">    <text:span text:style-name="T11">for</text:span><text:span text:style-name="T12"> form </text:span><text:span text:style-name="T11">in</text:span><text:span text:style-name="T12"> forms:</text:span></text:p>
      <text:p text:style-name="P3">        <text:span text:style-name="T5">print</text:span><text:span text:style-name="T12">(form)</text:span></text:p>
      <text:p text:style-name="P5"><text:soft-page-break/></text:p>
      <text:p text:style-name="P4"># In[55]:</text:p>
      <text:p text:style-name="P2"><text:line-break/><text:line-break/></text:p>
      <text:p text:style-name="P4"># Example usage for negative imperative conjugations</text:p>
      <text:p text:style-name="P4"># Collecting all conjugations for all subjects and all objects</text:p>
      <text:p text:style-name="P1">infinitive <text:span text:style-name="T1">=</text:span> <text:span text:style-name="T2">'meçamu'</text:span></text:p>
      <text:p text:style-name="P1">subjects <text:span text:style-name="T1">=</text:span> [<text:span text:style-name="T2">'S2_Singular'</text:span>, <text:span text:style-name="T2">'S2_Plural'</text:span>]  <text:span text:style-name="T8"># Ensure S2_Plural is included</text:span></text:p>
      <text:p text:style-name="P6"/>
      <text:p text:style-name="P4"># Collect conjugations</text:p>
      <text:p text:style-name="P1">all_conjugations <text:span text:style-name="T1">=</text:span> collect_conjugations_all_subjects_all_objects(infinitive)</text:p>
      <text:p text:style-name="P6"/>
      <text:p text:style-name="P4"># Extract and format imperatives</text:p>
      <text:p text:style-name="P1">neg_imperatives <text:span text:style-name="T1">=</text:span> extract_neg_imperatives(all_conjugations, subjects)</text:p>
      <text:p text:style-name="P1">formatted_neg_imperatives <text:span text:style-name="T1">=</text:span> format_neg_imperatives(neg_imperatives)</text:p>
      <text:p text:style-name="P6"/>
      <text:p text:style-name="P4"># Print the formatted imperatives</text:p>
      <text:p text:style-name="P1"><text:span text:style-name="T10">for</text:span> region, forms <text:span text:style-name="T10">in</text:span> formatted_neg_imperatives.items():</text:p>
      <text:p text:style-name="P3">    <text:span text:style-name="T5">print</text:span><text:span text:style-name="T12">(</text:span><text:span text:style-name="T7">f</text:span><text:span text:style-name="T3">"</text:span><text:span text:style-name="T7">{</text:span><text:span text:style-name="T12">region</text:span><text:span text:style-name="T7">}</text:span><text:span text:style-name="T3">:"</text:span><text:span text:style-name="T12">)</text:span></text:p>
      <text:p text:style-name="P3">    <text:span text:style-name="T11">for</text:span><text:span text:style-name="T12"> form </text:span><text:span text:style-name="T11">in</text:span><text:span text:style-name="T12"> forms:</text:span></text:p>
      <text:p text:style-name="P3">        <text:span text:style-name="T5">print</text:span><text:span text:style-name="T12">(form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38:33.950000000</dc:date>
    <meta:editing-duration>PT1M25S</meta:editing-duration>
    <meta:editing-cycles>1</meta:editing-cycles>
    <meta:document-statistic meta:table-count="0" meta:image-count="0" meta:object-count="0" meta:page-count="3" meta:paragraph-count="77" meta:word-count="381" meta:character-count="3536" meta:non-whitespace-character-count="3186"/>
    <meta:generator>LibreOffice/24.2.5.2$Windows_X86_64 LibreOffice_project/bffef4ea93e59bebbeaf7f431bb02b1a39ee8a59</meta:generator>
  </office:meta>
</office:document-meta>
</file>